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6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bold" officeooo:rsid="0017886a" officeooo:paragraph-rsid="0017886a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6a03b" officeooo:paragraph-rsid="0016a03b"/>
    </style:style>
    <style:style style:name="P4" style:family="paragraph" style:parent-style-name="Standard">
      <style:text-properties officeooo:rsid="0016a03b" officeooo:paragraph-rsid="0017886a"/>
    </style:style>
    <style:style style:name="P5" style:family="paragraph" style:parent-style-name="Standard">
      <style:text-properties officeooo:rsid="0016a03b" officeooo:paragraph-rsid="00185e3f"/>
    </style:style>
    <style:style style:name="P6" style:family="paragraph" style:parent-style-name="Standard">
      <style:text-properties officeooo:rsid="0016a03b" officeooo:paragraph-rsid="00190453"/>
    </style:style>
    <style:style style:name="P7" style:family="paragraph" style:parent-style-name="Standard">
      <style:paragraph-properties fo:text-align="center" style:justify-single-word="false"/>
      <style:text-properties fo:font-style="italic" fo:font-weight="bold" officeooo:rsid="0016a03b" officeooo:paragraph-rsid="0017886a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17886a" officeooo:paragraph-rsid="0017886a"/>
    </style:style>
    <style:style style:name="P9" style:family="paragraph" style:parent-style-name="Standard">
      <style:text-properties style:text-underline-style="none" fo:font-weight="normal" officeooo:rsid="0016a03b" officeooo:paragraph-rsid="0017886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85e3f" officeooo:paragraph-rsid="00185e3f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90453" officeooo:paragraph-rsid="00190453" style:font-weight-asian="normal" style:font-weight-complex="normal"/>
    </style:style>
    <style:style style:name="P12" style:family="paragraph" style:parent-style-name="Standard">
      <style:paragraph-properties style:writing-mode="lr-tb"/>
      <style:text-properties officeooo:rsid="0016a03b" officeooo:paragraph-rsid="0017886a"/>
    </style:style>
    <style:style style:name="P13" style:family="paragraph" style:parent-style-name="Standard">
      <style:paragraph-properties style:writing-mode="lr-tb"/>
      <style:text-properties officeooo:rsid="0016a03b" officeooo:paragraph-rsid="00185e3f"/>
    </style:style>
    <style:style style:name="P14" style:family="paragraph" style:parent-style-name="Standard">
      <style:paragraph-properties style:writing-mode="lr-tb"/>
      <style:text-properties fo:font-size="12pt" style:text-underline-style="none" fo:font-weight="normal" officeooo:rsid="00185e3f" officeooo:paragraph-rsid="00185e3f" style:font-weight-asian="normal" style:font-weight-complex="normal"/>
    </style:style>
    <style:style style:name="P1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90453" officeooo:paragraph-rsid="0019045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90453" officeooo:paragraph-rsid="0019045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19a0a7"/>
    </style:style>
    <style:style style:name="P18" style:family="paragraph" style:parent-style-name="Standard">
      <style:text-properties officeooo:rsid="0016a03b" officeooo:paragraph-rsid="0019a0a7"/>
    </style:style>
    <style:style style:name="P19" style:family="paragraph" style:parent-style-name="Standard">
      <style:text-properties officeooo:paragraph-rsid="001b5e70"/>
    </style:style>
    <style:style style:name="P20" style:family="paragraph" style:parent-style-name="Standard">
      <style:paragraph-properties style:writing-mode="lr-tb"/>
    </style:style>
    <style:style style:name="T1" style:family="text">
      <style:text-properties officeooo:rsid="0017886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officeooo:rsid="0017886a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style:text-underline-style="none" fo:font-weight="normal" officeooo:rsid="0017886a" style:font-weight-asian="normal" style:font-weight-complex="normal"/>
    </style:style>
    <style:style style:name="T7" style:family="text">
      <style:text-properties style:text-position="sub 58%" officeooo:rsid="0017886a"/>
    </style:style>
    <style:style style:name="T8" style:family="text">
      <style:text-properties style:text-position="sub 58%" officeooo:rsid="00185e3f"/>
    </style:style>
    <style:style style:name="T9" style:family="text">
      <style:text-properties style:text-position="sub 58%" fo:font-size="12pt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2pt" fo:font-style="normal" style:font-style-asian="normal" style:font-style-complex="normal"/>
    </style:style>
    <style:style style:name="T13" style:family="text">
      <style:text-properties fo:font-size="12pt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8"/>
      <text:p text:style-name="P18"/>
      <text:p text:style-name="P6">2. Underline all the comparative clauses (and nothing else) in the following examples (all</text:p>
      <text:p text:style-name="P3">from Lewis Carroll's Alice books, Alice in Wonderland and Through the Looking Glass)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i</text:p>
          </table:table-cell>
          <table:table-cell table:style-name="Table1.B2" office:value-type="string">
            <text:p text:style-name="P13">It was as much <text:span text:style-name="T1">[</text:span>as<text:span text:style-name="T8">prep</text:span> <text:span text:style-name="T1">[</text:span><text:span text:style-name="T3">she could do</text:span><text:span text:style-name="T4">]</text:span><text:span text:style-name="T6">Clause</text:span><text:span text:style-name="T4"> ]</text:span><text:span text:style-name="T6">PP</text:span>, lying down on one side, to look through into the garden with one eye.</text:p>
          </table:table-cell>
        </table:table-row>
        <table:table-row>
          <table:table-cell table:style-name="Table1.A2" office:value-type="string">
            <text:p text:style-name="P2">ii</text:p>
          </table:table-cell>
          <table:table-cell table:style-name="Table1.B2" office:value-type="string">
            <text:p text:style-name="P5">'But then,' thought Alice, 'shall I NEVER get any older <text:span text:style-name="T1">[</text:span>than<text:span text:style-name="T8">prep</text:span> <text:span text:style-name="T1">[</text:span><text:span text:style-name="T3">I am now</text:span><text:span text:style-name="T4">]</text:span><text:span text:style-name="T6">Clause</text:span><text:span text:style-name="T4"> ]</text:span><text:span text:style-name="T6">PP</text:span> ? '</text:p>
          </table:table-cell>
        </table:table-row>
        <table:table-row>
          <table:table-cell table:style-name="Table1.A2" office:value-type="string">
            <text:p text:style-name="P2">iii</text:p>
          </table:table-cell>
          <table:table-cell table:style-name="Table1.B2" office:value-type="string">
            <text:p text:style-name="P12">'If everybody minded their own business,' the Duchess said in a hoarse growl, 'the world would go round a deal faster <text:span text:style-name="T1">[</text:span>than<text:span text:style-name="T8">prep</text:span> <text:span text:style-name="T1">[</text:span><text:span text:style-name="T3">it does</text:span><text:span text:style-name="T4">]</text:span><text:span text:style-name="T6">Clause</text:span><text:span text:style-name="T4"> ]</text:span><text:span text:style-name="T6">PP</text:span>.'</text:p>
          </table:table-cell>
        </table:table-row>
        <table:table-row>
          <table:table-cell table:style-name="Table1.A2" office:value-type="string">
            <text:p text:style-name="P2">iv</text:p>
          </table:table-cell>
          <table:table-cell table:style-name="Table1.B2" office:value-type="string">
            <text:p text:style-name="P5">This piece of rudeness was more <text:span text:style-name="T1">[</text:span>than<text:span text:style-name="T8">prep</text:span> <text:span text:style-name="T1">[</text:span><text:span text:style-name="T3">Alice could bear</text:span><text:span text:style-name="T4">]</text:span><text:span text:style-name="T6">Clause</text:span><text:span text:style-name="T4"> ]</text:span><text:span text:style-name="T6">PP</text:span>: she got up in great disgust, and walked off.</text:p>
          </table:table-cell>
        </table:table-row>
        <table:table-row>
          <table:table-cell table:style-name="Table1.A2" office:value-type="string">
            <text:p text:style-name="P2">v</text:p>
          </table:table-cell>
          <table:table-cell table:style-name="Table1.B2" office:value-type="string">
            <text:p text:style-name="P5">It was evidently more <text:span text:style-name="T1">[</text:span>than<text:span text:style-name="T8">prep</text:span> <text:span text:style-name="T1">[</text:span><text:span text:style-name="T3">he could manage by himself</text:span><text:span text:style-name="T4">]</text:span><text:span text:style-name="T6">Clause</text:span><text:span text:style-name="T4"> ]</text:span><text:span text:style-name="T6">PP</text:span>; however, she managed to shake him out of it at last.</text:p>
          </table:table-cell>
        </table:table-row>
      </table:table>
      <text:p text:style-name="P8">Comparative Clauses:</text:p>
      <text:p text:style-name="P4"><text:s/><text:span text:style-name="T1">i. <text:s/></text:span><text:span text:style-name="T3">she could do</text:span></text:p>
      <text:p text:style-name="P4">ii. <text:s/><text:span text:style-name="T3">I am now</text:span></text:p>
      <text:p text:style-name="P4">iii. <text:s/><text:span text:style-name="T3">it does</text:span></text:p>
      <text:p text:style-name="P4">iv. <text:s/><text:span text:style-name="T3">Alice could bear</text:span></text:p>
      <text:p text:style-name="P4">v. <text:s/><text:span text:style-name="T3">he could manage by himself</text:span></text:p>
      <text:p text:style-name="P9"/>
      <text:p text:style-name="P10">5. Same occurs in (among others) the constructions illustrated in the following:</text:p>
      <text:p text:style-name="P10"/>
      <text:p text:style-name="P14">i She stayed in the same hotel [as<text:span text:style-name="T5">prep</text:span> [<text:span text:style-name="T3">we stayed in</text:span>.<text:span text:style-name="T1">]</text:span><text:span text:style-name="T5">Comp\arative</text:span><text:span text:style-name="T7">Clause</text:span><text:span text:style-name="T1"> ]</text:span><text:span text:style-name="T7">PP</text:span></text:p>
      <text:p text:style-name="P14">ii She stayed in the same hotel<text:span text:style-name="T5">R</text:span> [we stayed in R].</text:p>
      <text:p text:style-name="P14"/>
      <text:p text:style-name="P10">Describe the syntactic difference between these constructions and explain why the examples have the same meaning even though they are syntactically different.</text:p>
      <text:p text:style-name="P10"/>
      <text:p text:style-name="P10"><text:span text:style-name="T2">Syntactic differences</text:span> in (I), <text:s/><text:span text:style-name="T10">we stayed in</text:span><text:span text:style-name="T11"> is a comparative clause inside the PP [as we stayed in] licensed by </text:span><text:span text:style-name="T10">same</text:span><text:span text:style-name="T11">. </text:span><text:span text:style-name="T10">Same </text:span><text:span text:style-name="T11">licences it because it has comparative lexical content/meaning.</text:span></text:p>
      <text:p text:style-name="P10"><text:span text:style-name="T11">In (ii) <text:s/></text:span><text:span text:style-name="T10">we stayed in </text:span><text:span text:style-name="T11">is a relative clause modifying the head of the NP [</text:span><text:span text:style-name="T12">the same hotel</text:span><text:span text:style-name="T9"> </text:span><text:span text:style-name="T12">we stayed in] (the head is </text:span><text:span text:style-name="T13">hotel, </text:span><text:span text:style-name="T12">of course. </text:span></text:p>
      <text:p text:style-name="P15">Semantic similarity:</text:p>
      <text:p text:style-name="P16">(I) is analyzed as</text:p>
      <text:p text:style-name="P16">a. she stayed in hotel x; </text:p>
      <text:p text:style-name="P16">b. we stayed in hotel y; </text:p>
      <text:p text:style-name="P16">c. x = y.</text:p>
      <text:p text:style-name="P11"><text:span text:style-name="T12">(a) is expressed by the main clause; (b) is expressed by the subordinate comparative clause; (c) the word </text:span><text:span text:style-name="T13">same </text:span><text:span text:style-name="T12">expresses the identity between x and y.</text:span></text:p>
      <text:p text:style-name="P16"/>
      <text:p text:style-name="P11"><text:span text:style-name="T12">In (ii) the head of the NP </text:span><text:span text:style-name="T13">hotel</text:span><text:span text:style-name="T12"> is the complement to the verb </text:span><text:span text:style-name="T13">stayed</text:span><text:span text:style-name="T12"> in the main clause and in the relative by means of the anaphorical relation. <text:s/>Hence the identity between the place where </text:span><text:span text:style-name="T13">she stayed </text:span><text:span text:style-name="T12"><text:s/>and the place where </text:span><text:span text:style-name="T13">we stayed</text:span><text:span text:style-name="T12"> is also establish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2:54:44.623780112</meta:creation-date>
    <dc:date>2021-05-24T18:03:34.889265921</dc:date>
    <meta:editing-duration>PT16H8M2S</meta:editing-duration>
    <meta:editing-cycles>3</meta:editing-cycles>
    <meta:generator>LibreOffice/5.2.7.2$Linux_X86_64 LibreOffice_project/20m0$Build-2</meta:generator>
    <meta:document-statistic meta:table-count="1" meta:image-count="0" meta:object-count="0" meta:page-count="1" meta:paragraph-count="31" meta:word-count="371" meta:character-count="2080" meta:non-whitespace-character-count="1726"/>
  </office:meta>
</office:document-meta>
</file>